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333333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3.91583333333333cm"/>
    </style:style>
    <style:style style:name="co2" style:family="table-column">
      <style:table-column-properties fo:break-before="auto" style:column-width="21.2901388888889cm" style:use-optimal-column-width="true"/>
    </style:style>
    <style:style style:name="co3" style:family="table-column">
      <style:table-column-properties fo:break-before="auto" style:column-width="3.88055555555556cm" style:use-optimal-column-width="true"/>
    </style:style>
    <style:style style:name="co4" style:family="table-column">
      <style:table-column-properties fo:break-before="auto" style:column-width="1.71097222222222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Part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Example Mfr. Part N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SFET</text:p>
          </table:table-cell>
          <table:table-cell office:value-type="string" table:style-name="ce1">
            <text:p>N-Channel, <text:s/>4.6 A, 30 V, 3-Pin SOT-23 Diodes Inc<text:s/></text:p>
          </table:table-cell>
          <table:table-cell office:value-type="string" table:style-name="ce2">
            <text:p>ZXMN3F30FH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tentometer</text:p>
          </table:table-cell>
          <table:table-cell office:value-type="string" table:style-name="ce1">
            <text:p>Vishay 1 Gang 10 Turn Rotary Wirewound Potentiometer with an 6.35 mm Dia. Shaft - 100Ω, ±5%, 2W Power Rating, Linear,</text:p>
          </table:table-cell>
          <table:table-cell office:value-type="string" table:style-name="ce1">
            <text:p>534B1101JL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ser Diode</text:p>
          </table:table-cell>
          <table:table-cell office:value-type="string" table:style-name="ce1">
            <text:p>Osram Opto Blue Laser Diode 460nm 80mW, 3-Pin TO-38 package</text:p>
          </table:table-cell>
          <table:table-cell office:value-type="string" table:style-name="ce1">
            <text:p>PL 450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K Ω Resistors</text:p>
          </table:table-cell>
          <table:table-cell office:value-type="string" table:style-name="ce1">
            <text:p>SMD Resistor ±1% 0.5W</text:p>
          </table:table-cell>
          <table:table-cell office:value-type="string" table:style-name="ce1">
            <text:p>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 Ω Resistors</text:p>
          </table:table-cell>
          <table:table-cell office:value-type="string" table:style-name="ce1">
            <text:p>SMD Resistor ±1% 0.5W</text:p>
          </table:table-cell>
          <table:table-cell office:value-type="string" table:style-name="ce1">
            <text:p>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pacitors</text:p>
          </table:table-cell>
          <table:table-cell office:value-type="string" table:style-name="ce1">
            <text:p>Tantalum Capacitor 10μF 35V dc MnO2 Solid ±10% Tolerance</text:p>
          </table:table-cell>
          <table:table-cell office:value-type="string" table:style-name="ce1">
            <text:p>T491</text:p>
          </table:table-cell>
          <table:table-cell table:number-columns-repeated="1638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os354</meta:initial-creator>
    <dc:creator>Robbins, Miranda</dc:creator>
    <meta:creation-date>2020-11-18T15:31:37Z</meta:creation-date>
    <dc:date>2020-11-25T10:50:50Z</dc:date>
  </office:meta>
</office:document-meta>
</file>